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7f2fb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7f2fb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7f2fb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7f2fb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7f2fb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7f2fb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7f2fb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7f2fb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7f2fb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7f2fb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7f2fb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7f2fb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7f2fb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7f2fb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7f2fb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7f2fb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7f2fb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Celeste Nazaret Diaz Valbuena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8/10/2009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273766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3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Richard Alexánder DÍaz Fernánd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1448183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08.47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8" meta:character-count="1180" meta:non-whitespace-character-count="1012"/>
    <meta:template xlink:type="simple" xlink:actuate="onRequest" xlink:title="Normal" xlink:href=""/>
  </office:meta>
</office:document-meta>
</file>